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abu Port Town. It's a beautiful place,
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 "Ye wanna set sail? Sorry, matie. Thar's
still a littl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 of
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 old
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 on
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THEー SEAー ISー SOー DUMB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39:36+02:00</meta:creation-date>
    <dc:date>2019-10-05T11:39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